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2" style:family="paragraph" style:parent-style-name="Salutation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Heading_20_1" style:master-page-name="">
      <style:paragraph-properties fo:margin-top="0.423cm" fo:margin-bottom="0.212cm" fo:background-color="transparent" style:shadow="none" fo:keep-with-next="always" text:number-lines="true" text:line-number="0">
        <style:tab-stops/>
        <style:background-image/>
      </style:paragraph-properties>
    </style:style>
    <style:style style:name="P10" style:family="paragraph" style:parent-style-name="Text_20_body" style:list-style-name="L4">
      <style:paragraph-properties fo:margin-left="0cm" fo:margin-right="0cm" fo:text-indent="0cm" style:auto-text-indent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cm" fo:margin-bottom="0.212cm"/>
    </style:style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style:font-name="Arial1" fo:font-size="16.1000003814697pt" fo:language="en" fo:country="US" fo:font-style="italic" fo:font-weight="bold" style:font-name-asian="Lucida Sans Unicode" style:font-size-asian="16.1000003814697pt" style:font-style-asian="italic" style:font-weight-asian="bold" style:font-name-complex="Tahoma" style:font-size-complex="16.1000003814697pt" style:font-style-complex="italic" style:font-weight-complex="bold"/>
    </style:style>
    <style:style style:name="T7" style:family="text">
      <style:text-properties fo:font-size="10pt" fo:language="en" fo:country="US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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ascal: a connection library</text:p>
      <text:p text:style-name="P2"><text:span text:style-name="T1">Justin Forest &lt;</text:span><text:a xlink:type="simple" xlink:href="mailto:justin.forest@gmail.com"><text:span text:style-name="T2">justin.forest@gmail.com</text:span></text:a><text:span text:style-name="T1">&gt;<text:line-break/></text:span><text:span text:style-name="T1"><text:date style:data-style-name="N84" text:date-value="2006-10-29T13:09:19.72" text:fixed="true">2006-10-29</text:date></text:span></text:p>
      <text:table-of-content text:style-name="Sect1" text:protected="true" text:name="Оглавление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Table Of Contents</text:p>
          </text:index-title>
          <text:p text:style-name="P3">Abstract<text:tab/>2</text:p>
          <text:p text:style-name="P3">Introduction<text:tab/>2</text:p>
          <text:p text:style-name="P3">History<text:tab/>2</text:p>
          <text:p text:style-name="P3">Using the library<text:tab/>2</text:p>
          <text:p text:style-name="P4">Required files<text:tab/>3</text:p>
          <text:p text:style-name="P4">Base classes<text:tab/>3</text:p>
          <text:p text:style-name="P4">Exceptions<text:tab/>3</text:p>
          <text:p text:style-name="P4">Setting up threads<text:tab/>3</text:p>
          <text:p text:style-name="P4">Connecting to a remote host<text:tab/>3</text:p>
          <text:p text:style-name="P4">Accepting connections<text:tab/>4</text:p>
          <text:p text:style-name="P4">Receiving data<text:tab/>5</text:p>
          <text:p text:style-name="P4">Sending data<text:tab/>5</text:p>
          <text:p text:style-name="P4">Resolving host names<text:tab/>5</text:p>
        </text:index-body>
      </text:table-of-content>
      <text:p text:style-name="P2"/>
      <text:section text:style-name="Sect2" text:name="Раздел1">
        <text:h text:style-name="P5" text:outline-level="1">Abstract</text:h>
        <text:p text:style-name="P6">Almost every single application these days involves data exchange over an IPv4 network: from obvious client-server applications, such as communication programs, to regular self-updating desktop applications. <text:s/>However, the network interaction is usually the most boring and error prone part of the code. <text:s/>Writing that code from scratch takes a significant amount of time, optimizing it for performance takes even more time and porting it to a different operating system usually involves a complete rewrite, again. <text:s/>This paper describes a library which helps deal with the mentioned problems, making the interaction with TCP/IP networks easy and efficient.</text:p>
        <text:h text:style-name="Heading_20_1" text:outline-level="1" text:is-list-header="true">Introduction</text:h>
        <text:p text:style-name="Text_20_body">The name «librascal» is an acronym for «<text:span text:style-name="T3">r</text:span>ealtime <text:span text:style-name="T3">as</text:span>ynchronous <text:span text:style-name="T3">c</text:span>onnection <text:span text:style-name="T3">a</text:span>bstraction <text:span text:style-name="T4">l</text:span>ayer». <text:s/>Here is the explanation:</text:p>
        <text:list text:style-name="L2">
          <text:list-item>
            <text:p text:style-name="P7">«Realtime» means that the library never delays the execution of your application, unless you ask it to. <text:s/>Most functions either finish immediately, or are scheduled for background execution; however, there are functions that wait for tasks to finish, even if it takes time; these functions are designed for infrequent use.</text:p>
          </text:list-item>
          <text:list-item>
            <text:p text:style-name="P7">«Asynchronous» means that the library operates in the background and all events are handled outside the main thread of your program, if there is one; the main thread can serve a GUI, co-ordinate the requests or perform other functions not related to the networ.</text:p>
          </text:list-item>
          <text:list-item>
            <text:p text:style-name="P7">«Connection abstraction layer» means that the library provides a complete set of classes for networking, and your application does not need to deal with the operating system's networking functions and structures at all.</text:p>
          </text:list-item>
        </text:list>
        <text:p text:style-name="Text_20_body">The library simplifies such tasks as establishing and accepting TCP connections, resolving host names using DNS, discovering services<text:note text:id="ftn1" text:note-class="footnote"><text:note-citation>1</text:note-citation><text:note-body>
       <text:p text:style-name="Footnote">Service Discovery is a technique currently used by many technologies, from Microsoft's Active Directory to Jabber (Google Talk is a fine example). <text:s/>It provides service developers with transparent mirroring, load balancing and port mapping. <text:s/>Search the internet for «DNS-SD» and «DNS SRV RR» for more information.</text:p></text:note-body></text:note>, writing event-driven and multi-threaded applications (<text:a xlink:type="simple" xlink:href="#2.3.Setting up threads|outline">see below</text:a>), and using the most efficient TCP/IP interface (IOCP for Windows NT, kqueue for modern Unix-like systems, etc). <text:s/>This all is achieved with a very simple API.</text:p>
        <text:p text:style-name="Text_20_body">The application defines a separate class, based off an abstract base class provided by the library, for each logical type of a network client or a server, such as an HTTP server or an IMAP client. <text:s/>The library talks back to the application by calling virtual methods, one for each type of network activity (a data packet has been sent, a host name was resolved, etc).</text:p>
        <text:p text:style-name="Text_20_body">The DNS subsystem is written from the ground up to allow using custom DNS servers, such as OpenNIC or whatever else. <text:s/>By default, the system wide settings are used, but with a few calls the library can be reconfigured to use alternative DNS.</text:p>
        <text:h text:style-name="Heading_20_1" text:outline-level="1">History</text:h>
        <text:p text:style-name="Text_20_body">The first version of the library was developed during 2004 and 2005. <text:s/>It had a C style interface and was only available as a shared library. <text:s/>That version was abandoned.</text:p>
        <text:p text:style-name="Text_20_body">This document describes the second version of the library. <text:s/>It has <text:span text:style-name="T5">been</text:span> rewritten as a set of C++ classes to achieve the following goals:</text:p>
        <text:list text:style-name="L3">
          <text:list-item>
            <text:p text:style-name="P8">Simplify the API. <text:s/>Using C style callback handlers, passing pointers to request descriptors and context identifiers to the library isn't even remotely an efficient style of coding. <text:s/>Besides, it's the XXI century, and pure C should be left for low-level tasks, such as kernel and device drivers.</text:p>
          </text:list-item>
          <text:list-item>
            <text:p text:style-name="P8">Simplify error handling. <text:s/>The C language is bound to the use of function return codes, which means having a complicated check after each library function call. <text:s/>C++ exceptions, on the other hand, make it much easier to focus on the normal workflow logic, handling unrecoverable errors separately.</text:p>
          </text:list-item>
          <text:list-item>
            <text:p text:style-name="P8">Since librascal is now a static library, a lot more functions can be included with no cost to applications which never use them. <text:s/>The library is still a basic wrapper, not a framework, but handling most frequent tasks is also good.</text:p>
          </text:list-item>
        </text:list>
        <text:h text:style-name="P9" text:outline-level="1" text:is-list-header="true">Using the <text:span text:style-name="T6">library</text:span></text:h>
        <text:p text:style-name="Text_20_body">This section contains a number of show cases to illustrate the most typical uses of the library. <text:s/>For a complete class reference, see the next section.</text:p>
        <text:h text:style-name="Heading_20_2" text:outline-level="2">Required files</text:h>
        <text:p text:style-name="Text_20_body">To use the library, you must include «rascal.h» in the main header file of your application (or in each module that uses the functions provided by the library). <text:s/>It's a good idea to include it in the precompiled header (when using Microsoft Visual Studio, this is typically «stdafx.h»). <text:s/>The next step is to add «librascal.lib» to the list of external libraries.</text:p>
        <text:p text:style-name="Text_20_body">There are no more files required to use librascal.</text:p>
        <text:h text:style-name="Heading_20_2" text:outline-level="2">Base classes</text:h>
        <text:p text:style-name="Text_20_body">The main class provided by the library is RClient, short for «RASCAL Client». <text:s/>You must define your own classes based off Rclient for each TCP/IP protocol you are going to work with. <text:s/>Your classes <text:span text:style-name="Emphasis">must</text:span> provide a destructor. <text:s/>For each type of workflow you'll also need to override a few other virtual methods, which are described below.</text:p>
        <text:p text:style-name="Text_20_body">The default constructor for the RClient class looks like this:</text:p>
        <text:list text:style-name="L4">
          <text:list-item>
            <text:p text:style-name="P10">RClient::RClient(bool stream = true);</text:p>
            <text:p text:style-name="P10">The parameter specifies whether the object will be working with TCP connections (true) or UDP datagrams (false). <text:s/>This and the fact that UDP loses data sometimes is the only difference between the two.</text:p>
          </text:list-item>
        </text:list>
        <text:p text:style-name="Text_20_body">Another frequently used class is RAddr, which holds and works with numeric host addresses.</text:p>
        <text:p text:style-name="Text_20_body">Finally, the RCore class provides a number of static methods used to interact with the library itself, for the purpose of setting up the suitable environment and so on.</text:p>
        <text:h text:style-name="Heading_20_2" text:outline-level="2">Exceptions</text:h>
        <text:p text:style-name="Text_20_body">If the library can report the problem immediately after the call was made, it does so using the C++ exceptions. <text:s/>Errors in scheduled operations are reported using different means, namely the dedicated callback methods.</text:p>
        <text:p text:style-name="Text_20_body">The base class for exceptions in librascal is RException. <text:s/>You may find the following methods interesting:</text:p>
        <text:list text:style-name="L5">
          <text:list-item>
            <text:p text:style-name="P11">RException(const char *msg);</text:p>
            <text:p text:style-name="P11">The default constructor. <text:s/>Stores the specified message with the exception.</text:p>
          </text:list-item>
          <text:list-item>
            <text:p text:style-name="P11">virtual const char * GetMessage() const;</text:p>
            <text:p text:style-name="P11">Returns a pointer to the error message associated with this exception.</text:p>
          </text:list-item>
        </text:list>
        <text:p text:style-name="Text_20_body">Sample use:</text:p>
        <text:p text:style-name="Code">try {<text:line-break/><text:tab/>// some librascal related code<text:line-break/>} catch (RException *e) {<text:line-break/><text:tab/>std::out &lt;&lt; “error: ”;<text:line-break/><text:tab/>std::out &lt;&lt; e-&gt;GetMessage();<text:line-break/><text:tab/>std::out &lt;&lt; endl; <text:line-break/>}</text:p>
        <text:h text:style-name="Heading_20_2" text:outline-level="2">Setting up threads</text:h>
        <text:p text:style-name="Text_20_body">The default threading model is one working thread per CPU, leaving the main thread of the application to deal with the GUI or other tasks. <text:s/>Each working thread is dedicated to reading from or writing to the network, and dispatching the callback events.</text:p>
        <text:p text:style-name="Text_20_body">The library itself is thread safe and re-entrant; however, the applications using it must be designed with multi-threading in mind: on systems with more than one CPU callbacks can and, most probably, will be called in the context of a different thread each time. <text:s/>If the callback handlers interact with global, process-wide data, a locking mechanism must be used. <text:s/>Alternatively, if networking is not the weakest part of the library, it can be turned off, switching to only one worker thread which delivers all callbacks.</text:p>
        <text:p text:style-name="Text_20_body">Generally, you should not want to change the threading model. <text:s/>But if you need to do that, use one of the following calls:</text:p>
        <text:list text:style-name="L6">
          <text:list-item>
            <text:p text:style-name="P12">RCore::SetMT(RCore::mtSingle);</text:p>
            <text:p text:style-name="P12">Switches the library to the single threaded mode. <text:s/>This means that all callback methods will be fired in the context of a single thread; however, this will still be a dedicated worker thread, separate from the main thread of your application.</text:p>
          </text:list-item>
          <text:list-item>
            <text:p text:style-name="P12">RCore::SetMT(RCore::mtOptimal);</text:p>
            <text:p text:style-name="P12">Switches the library to the most efficient threading model. <text:s/>This means one worker thread per CPU or a CPU core. <text:s/>This mode is enabled by default and should only be explicitly reset if the single threaded mode was previously be activated.</text:p>
          </text:list-item>
        </text:list>
        <text:p text:style-name="Text_20_body">Changes to the threading model may be a little delayed if there is a heavy load. <text:s/>When a worker thread has finished processing the available data, and it is not on the first CPU, it will quit instead of waiting for more data.</text:p>
        <text:h text:style-name="Heading_20_2" text:outline-level="2">Connecting to a remote host</text:h>
        <text:p text:style-name="Text_20_body">To connect to a remote host, you can use one of the following methods:</text:p>
        <text:list text:style-name="L7">
          <text:list-item>
            <text:p text:style-name="P13">void Connect(RAddr &amp;addr);</text:p>
            <text:p text:style-name="P13">The input parameter must be a full description of the remote connection endpoint.</text:p>
          </text:list-item>
          <text:list-item>
            <text:p text:style-name="P13">void Connect(const char *addr);</text:p>
            <text:p text:style-name="P13">The input parameter must be a null-terminated string containing either a host name, or an IP address in the dotted octet notation. <text:s/>It must also be followed by a colon and the TCP port number.</text:p>
          </text:list-item>
          <text:list-item>
            <text:p text:style-name="P13">void ConnectService(const char *domain,<text:line-break/>const char *service, const char *proto);</text:p>
            <text:p text:style-name="P13">This method schedules a connection attempt with a preceeding service discovery. <text:s/>The input parameters describe the service, to which you want to connect. <text:s/>The library performs a service lookup, then attempts to connect to every listed mirror, using the algorythm defined in <text:a xlink:type="simple" xlink:href="http://www.ietf.org/rfc/rfc2782.txt">RFC2782</text:a>, until a connection is successfully established.</text:p>
          </text:list-item>
        </text:list>
        <text:p text:style-name="Text_20_body">Each of these methods throws an exception if the request could not be scheduled, otherwise a callback will follow as soon as the connection either succeeds or fails. <text:s/>There are two virtual methods which handle a finished connection request:</text:p>
        <text:list text:style-name="L8">
          <text:list-item>
            <text:p text:style-name="P14">bool OnConnect(const RAddr &amp;addr);</text:p>
            <text:p text:style-name="P14">Handles established connections. <text:s/>The parameter contains a description of the remote connection endpoint.</text:p>
            <text:p text:style-name="P14">If the connection is still desired, the method must return true. <text:s/>If false is returned, the connection is closed; the object, however, remains valid (ready for another connection attempt or other operation).</text:p>
            <text:p text:style-name="P14">The default implementation of this method closes the connection and deletes the object for which the connection occured.</text:p>
          </text:list-item>
          <text:list-item>
            <text:p text:style-name="P14">void OnConnectError(const char *msg);</text:p>
            <text:p text:style-name="P14">The parameter points to the error message which occured during the connection attempt. <text:s/>The default implementation of this method destroys the object; if your only reaction to a failed connection attempt is to delete the object, just leave this method unimplimented.</text:p>
          </text:list-item>
        </text:list>
        <text:p text:style-name="Text_20_body">Example:</text:p>
        <text:p text:style-name="Code">class test : public RClient<text:line-break/>{<text:line-break/>public:<text:line-break/><text:tab/>bool OnConnect<text:line-break/><text:tab/><text:tab/>(const RAddr &amp;);<text:line-break/><text:tab/>void OnConnectError<text:line-break/><text:tab/><text:tab/>(const char *);<text:line-break/><text:tab/>void Init(); <text:line-break/>};<text:line-break/><text:line-break/>// Connection successful.<text:line-break/>bool test::OnConnect(const RAddr &amp;) {<text:line-break/><text:tab/>std::out &lt;&lt; “connected ok.”;<text:line-break/><text:tab/>std::out &lt;&lt; endl;<text:line-break/>}<text:line-break/><text:line-break/>// Connection failed.<text:line-break/>void test::OnConnectError<text:line-break/>(const char *msg) {<text:line-break/><text:tab/>std::out &lt;&lt; “error: ” &lt;&lt; msg;<text:line-break/><text:tab/>std::out &lt;&lt; endl;<text:line-break/>}<text:line-break/><text:line-break/>// This is called from the outside<text:line-break/>// to start connecting.<text:line-break/>void test::Init() {<text:line-break/><text:tab/>Connect(“127.0.0.1:80”);<text:line-break/>}</text:p>
        <text:h text:style-name="Heading_20_2" text:outline-level="2">Accepting connections</text:h>
        <text:p text:style-name="Text_20_body">Waiting (listening) for incoming connection is the main task of every server application. <text:s/>There are two ways of accepting incoming connections:</text:p>
        <text:list text:style-name="L9">
          <text:list-item>
            <text:p text:style-name="P15">void Listen(const RAddr &amp;);</text:p>
            <text:p text:style-name="P15">Starts listening on the specified address. The parameter must contain a complete address specification, with the port number.</text:p>
            <text:p text:style-name="P15">void Listen(const char *);</text:p>
            <text:p text:style-name="P15">The parameter must contain either a host name or a numeric IP address in dotted octet notation, followed by a colon and the port number.</text:p>
            <text:p text:style-name="P15">In both cases, the address can be “0.0.0.0” to accept all connections coming to the specified port number. <text:s/>If a different address is specified, only clients connecting to that particular IP address will be accepted, the rest will be ignored without triggering any callbacks.</text:p>
          </text:list-item>
          <text:list-item>
            <text:p text:style-name="P15">void Listen(const char *domain,<text:line-break/>const char *service, const char *proto);</text:p>
            <text:p text:style-name="P15">Starts listening to all locally available addresses, listed as mirrors for the specified service.</text:p>
          </text:list-item>
        </text:list>
        <text:p text:style-name="Text_20_body">When an incoming connection is found, the following method of the listener is called:</text:p>
        <text:list text:style-name="L10">
          <text:list-item>
            <text:p text:style-name="P16">RClient * OnAccept(const RAddr &amp;from,<text:line-break/>const RAddr &amp;to);</text:p>
            <text:p text:style-name="P17">The from and to parameters describe the local and remote <text:span text:style-name="T7">endpoints</text:span> of the connection. <text:s/>To accept the connection, a pointer to a new object derived from RClient must be returned; a null pointer means the connection must be dropped.</text:p>
            <text:p text:style-name="P16">The default implementation of this method returns a null pointer, effectively dropping all incoming connections.</text:p>
          </text:list-item>
        </text:list>
        <text:p text:style-name="Text_20_body">Sample use:</text:p>
        <text:p text:style-name="Code">class test : public RClient {<text:line-break/>public:<text:line-break/><text:tab/>RClient * OnAccept(<text:line-break/><text:tab/><text:tab/>const RAddr &amp;from,<text:line-break/><text:tab/><text:tab/>const RAddr &amp;to);<text:line-break/><text:tab/>void Init();<text:line-break/>};<text:line-break/><text:line-break/>// Start listening.<text:line-break/>void test::Init() {<text:line-break/><text:tab/>Listen(“0.0.0.0:80”);<text:line-break/>}<text:line-break/><text:line-break/>// Process incoming connections.<text:line-break/>RClient * test::OnAccept<text:line-break/>(const RAddr &amp;from, const RAddr &amp;) {<text:line-break/><text:tab/>return new RClientEx(from);<text:line-break/>}</text:p>
        <text:h text:style-name="Heading_20_2" text:outline-level="2">Receiving data</text:h>
        <text:list text:style-name="L11">
          <text:list-item>
            <text:p text:style-name="P18">void OnRead(unsigned int);</text:p>
          </text:list-item>
        </text:list>
        <text:p text:style-name="Text_20_body">Retrieve:</text:p>
        <text:list text:style-name="L12">
          <text:list-item>
            <text:p text:style-name="P19">bool GetData(char *, unsigned int &amp;);</text:p>
          </text:list-item>
          <text:list-item>
            <text:p text:style-name="P19">bool GetString(char *, unsigned int &amp;);</text:p>
          </text:list-item>
        </text:list>
        <text:h text:style-name="Heading_20_2" text:outline-level="2">Sending data</text:h>
        <text:list text:style-name="L13">
          <text:list-item>
            <text:p text:style-name="P20">void OnSend(unsigned int);</text:p>
          </text:list-item>
        </text:list>
        <text:h text:style-name="Heading_20_2" text:outline-level="2">Resolving host names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" svg:font-family="'Courier New'" style:font-adornments="Обычный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Lucida Sans Unicode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212cm" fo:text-align="start" style:justify-single-word="false" fo:orphans="2" fo:widows="2"/>
      <style:text-properties fo:font-size="10pt" fo:language="en" fo:country="US"/>
    </style:style>
    <style:style style:name="Salutation" style:family="paragraph" style:parent-style-name="Standard" style:class="text" style:master-page-name="">
      <style:paragraph-properties fo:margin-top="0cm" fo:margin-bottom="1cm" text:number-lines="false" text:line-number="0">
        <style:tab-stops/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auto-update="true" style:class="text" style:master-page-name="" style:default-outline-level="1">
      <style:paragraph-properties fo:text-align="center" style:justify-single-word="false" fo:background-color="transparent" style:shadow="none" text:number-lines="true" text:line-number="0">
        <style:tab-stops/>
        <style:background-image/>
      </style:paragraph-properties>
      <style:text-properties fo:font-size="115%" fo:language="en" fo:country="US" fo:font-style="italic" fo:font-weight="bold" style:font-size-asian="115%" style:font-style-asian="italic" style:font-weight-asian="bold" style:font-size-complex="115%" style:font-style-complex="italic" style:font-weight-complex="bold"/>
    </style:style>
    <style:style style:name="Heading_20_2" style:display-name="Heading 2" style:family="paragraph" style:parent-style-name="Title" style:next-style-name="Text_20_body" style:auto-update="true" style:class="text" style:default-outline-level="2">
      <style:paragraph-properties fo:text-align="start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fo:language="en" fo:country="US" fo:font-style="italic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uthorship" style:family="paragraph" style:parent-style-name="Salutation" style:next-style-name="Standard" style:class="text"/>
    <style:style style:name="Code" style:family="paragraph" style:parent-style-name="Standard" style:next-style-name="Text_20_body" style:auto-update="true" style:class="text" style:master-page-name="">
      <style:paragraph-properties fo:margin-top="0cm" fo:margin-bottom="0.199cm" fo:keep-together="always" fo:background-color="transparent" style:shadow="none">
        <style:tab-stops>
          <style:tab-stop style:position="0.503cm"/>
          <style:tab-stop style:position="1.005cm"/>
        </style:tab-stops>
        <style:background-image/>
      </style:paragraph-properties>
      <style:text-properties style:font-name="Courier New" fo:font-size="10pt" fo:language="en" fo:country="US"/>
    </style:style>
    <style:style style:name="Footnote_20_Symbol" style:display-name="Footnote Symbol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Code" style:family="text">
      <style:text-properties fo:font-size="10pt" fo:font-weight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tab/>— <text:page-number text:select-page="current">4</text:page-number> —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8$Build-9048
  </meta:generator>
    <meta:creation-date>2006-10-29T10:02:22</meta:creation-date>
    <dc:date>2006-10-30T06:44:21</dc:date>
    <dc:language>ru-RU</dc:language>
    <meta:editing-cycles>47</meta:editing-cycles>
    <meta:editing-duration>PT20H24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04" meta:word-count="1975" meta:character-count="12428"/>
  </office:meta>
</office:document-meta>
</file>